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7" style:family="paragraph" style:parent-style-name="DocNote">
      <style:text-properties officeooo:rsid="005c8207" officeooo:paragraph-rsid="005e49d7"/>
    </style:style>
    <style:style style:name="P8" style:family="paragraph" style:parent-style-name="DocText">
      <style:text-properties officeooo:rsid="005c8207" officeooo:paragraph-rsid="005e49d7"/>
    </style:style>
    <style:style style:name="P9" style:family="paragraph" style:parent-style-name="DocText">
      <style:text-properties officeooo:paragraph-rsid="005fb86e"/>
    </style:style>
    <style:style style:name="P10" style:family="paragraph" style:parent-style-name="DocText">
      <style:text-properties officeooo:paragraph-rsid="005fd9ed"/>
    </style:style>
    <style:style style:name="P11" style:family="paragraph" style:parent-style-name="DocText">
      <style:text-properties officeooo:paragraph-rsid="00610719"/>
    </style:style>
    <style:style style:name="P12" style:family="paragraph" style:parent-style-name="DocText">
      <style:text-properties officeooo:paragraph-rsid="00628680"/>
    </style:style>
    <style:style style:name="P13" style:family="paragraph" style:parent-style-name="DocText">
      <style:text-properties officeooo:paragraph-rsid="0062a091"/>
    </style:style>
    <style:style style:name="P14" style:family="paragraph" style:parent-style-name="DocText">
      <style:text-properties style:text-position="0% 100%" style:font-name="Garamond" officeooo:rsid="00644f63" officeooo:paragraph-rsid="0062a091"/>
    </style:style>
    <style:style style:name="P15" style:family="paragraph" style:parent-style-name="Text_20_body">
      <style:text-properties officeooo:rsid="00597de7" officeooo:paragraph-rsid="00597de7"/>
    </style:style>
    <style:style style:name="P16" style:family="paragraph" style:parent-style-name="Text_20_body">
      <style:text-properties officeooo:rsid="00597de7" officeooo:paragraph-rsid="0062a091"/>
    </style:style>
    <style:style style:name="P17" style:family="paragraph" style:parent-style-name="Text_20_body">
      <style:text-properties officeooo:rsid="00597de7" officeooo:paragraph-rsid="00631268"/>
    </style:style>
    <style:style style:name="P18" style:family="paragraph" style:parent-style-name="Text_20_body">
      <style:text-properties officeooo:rsid="00552f1e" officeooo:paragraph-rsid="005e49d7"/>
    </style:style>
    <style:style style:name="P19" style:family="paragraph" style:parent-style-name="Text_20_body">
      <style:text-properties officeooo:rsid="00552f1e" officeooo:paragraph-rsid="005fb86e"/>
    </style:style>
    <style:style style:name="P20" style:family="paragraph" style:parent-style-name="Text_20_body" style:list-style-name="L2">
      <style:text-properties officeooo:rsid="00552f1e" officeooo:paragraph-rsid="005fb86e"/>
    </style:style>
    <style:style style:name="P21" style:family="paragraph" style:parent-style-name="Text_20_body">
      <style:text-properties officeooo:rsid="00552f1e" officeooo:paragraph-rsid="005fd9ed"/>
    </style:style>
    <style:style style:name="P22" style:family="paragraph" style:parent-style-name="Text_20_body">
      <style:text-properties officeooo:rsid="005c8207" officeooo:paragraph-rsid="005e49d7"/>
    </style:style>
    <style:style style:name="P23" style:family="paragraph" style:parent-style-name="Text_20_body" style:list-style-name="L1">
      <style:text-properties officeooo:rsid="005f98be" officeooo:paragraph-rsid="005e98ff"/>
    </style:style>
    <style:style style:name="P24" style:family="paragraph" style:parent-style-name="Text_20_body">
      <style:text-properties officeooo:rsid="005f98be" officeooo:paragraph-rsid="005e98ff"/>
    </style:style>
    <style:style style:name="P25" style:family="paragraph" style:parent-style-name="Text_20_body">
      <style:text-properties officeooo:rsid="00665a06" officeooo:paragraph-rsid="0062a091"/>
    </style:style>
    <style:style style:name="P26" style:family="paragraph" style:parent-style-name="Text_20_body">
      <style:text-properties officeooo:rsid="00675810" officeooo:paragraph-rsid="0062a091"/>
    </style:style>
    <style:style style:name="P27" style:family="paragraph" style:parent-style-name="DocHeading3">
      <style:text-properties officeooo:rsid="00597de7" officeooo:paragraph-rsid="00597de7"/>
    </style:style>
    <style:style style:name="P28" style:family="paragraph" style:parent-style-name="DocHeading2">
      <style:text-properties officeooo:rsid="00552f1e" officeooo:paragraph-rsid="00552f1e"/>
    </style:style>
    <style:style style:name="P29" style:family="paragraph" style:parent-style-name="DocHeading2">
      <style:text-properties officeooo:rsid="00585851" officeooo:paragraph-rsid="00585851"/>
    </style:style>
    <style:style style:name="P30" style:family="paragraph" style:parent-style-name="DocHeading2">
      <style:text-properties officeooo:paragraph-rsid="005fb86e"/>
    </style:style>
    <style:style style:name="P31" style:family="paragraph" style:parent-style-name="DocVariableDef">
      <style:text-properties officeooo:paragraph-rsid="005fd9ed"/>
    </style:style>
    <style:style style:name="P32" style:family="paragraph" style:parent-style-name="DocVariableDef">
      <style:text-properties officeooo:paragraph-rsid="00628680"/>
    </style:style>
    <style:style style:name="P33" style:family="paragraph" style:parent-style-name="DocVariableDef">
      <style:text-properties officeooo:paragraph-rsid="0062a091"/>
    </style:style>
    <style:style style:name="P34" style:family="paragraph" style:parent-style-name="DocVariableDef">
      <style:text-properties style:text-position="0% 100%" style:font-name="Garamond" officeooo:rsid="0066c268" officeooo:paragraph-rsid="0062a091"/>
    </style:style>
    <style:style style:name="P35" style:family="paragraph" style:parent-style-name="DocVariableDef">
      <style:text-properties officeooo:rsid="0066c268" officeooo:paragraph-rsid="0062a091"/>
    </style:style>
    <style:style style:name="P36" style:family="paragraph" style:parent-style-name="DocVariableDef">
      <style:text-properties officeooo:rsid="00675810" officeooo:paragraph-rsid="0062a091"/>
    </style:style>
    <style:style style:name="P37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style:text-position="0% 100%" style:font-name="Garamond" officeooo:rsid="0065aef3" officeooo:paragraph-rsid="0062a091"/>
    </style:style>
    <style:style style:name="P38" style:family="paragraph" style:parent-style-name="DocVariableDef">
      <style:paragraph-properties fo:margin-left="1.25in" fo:margin-right="0in" fo:text-indent="-1.0016in" style:auto-text-indent="false">
        <style:tab-stops/>
      </style:paragraph-properties>
      <style:text-properties officeooo:paragraph-rsid="0062a091"/>
    </style:style>
    <style:style style:name="P39" style:family="paragraph" style:parent-style-name="DocEquation">
      <style:text-properties officeooo:paragraph-rsid="0062a091"/>
    </style:style>
    <style:style style:name="P40" style:family="paragraph" style:parent-style-name="Standard">
      <style:text-properties officeooo:paragraph-rsid="005fd9ed"/>
    </style:style>
    <style:style style:name="P41" style:family="paragraph" style:parent-style-name="DocHeading1">
      <style:text-properties officeooo:rsid="00552f1e" officeooo:paragraph-rsid="00552f1e"/>
    </style:style>
    <style:style style:name="P42" style:family="paragraph" style:parent-style-name="DocHeading1">
      <style:text-properties officeooo:rsid="0057c3fb" officeooo:paragraph-rsid="0057c3fb"/>
    </style:style>
    <style:style style:name="P43" style:family="paragraph" style:parent-style-name="DocHeading1">
      <style:text-properties officeooo:rsid="00585851" officeooo:paragraph-rsid="0058585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e49d7"/>
    </style:style>
    <style:style style:name="T8" style:family="text">
      <style:text-properties style:text-position="sub 58%" officeooo:rsid="005e49d7"/>
    </style:style>
    <style:style style:name="T9" style:family="text">
      <style:text-properties style:text-position="sub 58%" officeooo:rsid="005fb86e"/>
    </style:style>
    <style:style style:name="T10" style:family="text">
      <style:text-properties style:text-position="sub 58%" style:font-name="Garamond" officeooo:rsid="005fb86e"/>
    </style:style>
    <style:style style:name="T11" style:family="text">
      <style:text-properties style:text-position="sub 58%" style:font-name="Garamond" officeooo:rsid="005fd9ed"/>
    </style:style>
    <style:style style:name="T12" style:family="text">
      <style:text-properties style:text-position="sub 58%" style:font-name="Garamond" officeooo:rsid="0062a091"/>
    </style:style>
    <style:style style:name="T13" style:family="text">
      <style:text-properties style:text-position="sub 58%" style:font-name="Garamond" officeooo:rsid="0066c268"/>
    </style:style>
    <style:style style:name="T14" style:family="text">
      <style:text-properties style:text-position="sub 58%" style:font-name="Garamond" officeooo:rsid="00675810"/>
    </style:style>
    <style:style style:name="T15" style:family="text">
      <style:text-properties style:text-position="sub 58%" style:font-name="Garamond" officeooo:rsid="0065aef3"/>
    </style:style>
    <style:style style:name="T16" style:family="text">
      <style:text-properties style:text-position="0% 100%" officeooo:rsid="005e49d7"/>
    </style:style>
    <style:style style:name="T17" style:family="text">
      <style:text-properties style:text-position="0% 100%" officeooo:rsid="005fb86e"/>
    </style:style>
    <style:style style:name="T18" style:family="text">
      <style:text-properties style:text-position="0% 100%" style:font-name="Garamond" officeooo:rsid="005fb86e"/>
    </style:style>
    <style:style style:name="T19" style:family="text">
      <style:text-properties style:text-position="0% 100%" style:font-name="Garamond" officeooo:rsid="005fd9ed"/>
    </style:style>
    <style:style style:name="T20" style:family="text">
      <style:text-properties style:text-position="0% 100%" style:font-name="Garamond" officeooo:rsid="00610719"/>
    </style:style>
    <style:style style:name="T21" style:family="text">
      <style:text-properties style:text-position="0% 100%" style:font-name="Garamond" fo:font-style="italic" officeooo:rsid="00610719" style:font-style-asian="italic" style:font-style-complex="italic"/>
    </style:style>
    <style:style style:name="T22" style:family="text">
      <style:text-properties style:text-position="0% 100%" style:font-name="Garamond" fo:font-style="normal" officeooo:rsid="00610719" style:font-style-asian="normal" style:font-style-complex="normal"/>
    </style:style>
    <style:style style:name="T23" style:family="text">
      <style:text-properties style:text-position="0% 100%" style:font-name="Garamond" officeooo:rsid="00628680"/>
    </style:style>
    <style:style style:name="T24" style:family="text">
      <style:text-properties style:text-position="0% 100%" style:font-name="Garamond" officeooo:rsid="0062a091"/>
    </style:style>
    <style:style style:name="T25" style:family="text">
      <style:text-properties style:text-position="0% 100%" style:font-name="Garamond" officeooo:rsid="0066c268"/>
    </style:style>
    <style:style style:name="T26" style:family="text">
      <style:text-properties style:text-position="0% 100%" style:font-name="Garamond" officeooo:rsid="00675810"/>
    </style:style>
    <style:style style:name="T27" style:family="text">
      <style:text-properties style:text-position="0% 100%" style:font-name="Garamond" officeooo:rsid="00644f63"/>
    </style:style>
    <style:style style:name="T28" style:family="text">
      <style:text-properties style:text-position="0% 100%" style:font-name="Garamond" officeooo:rsid="0065aef3"/>
    </style:style>
    <style:style style:name="T29" style:family="text">
      <style:text-properties style:text-position="0% 100%" style:font-name="Garamond" officeooo:rsid="006fc600"/>
    </style:style>
    <style:style style:name="T30" style:family="text">
      <style:text-properties style:text-position="0% 100%" style:font-name="Garamond" officeooo:rsid="006eb89b"/>
    </style:style>
    <style:style style:name="T31" style:family="text">
      <style:text-properties style:text-position="0% 100%" style:font-name="Garamond" officeooo:rsid="00631268"/>
    </style:style>
    <style:style style:name="T32" style:family="text">
      <style:text-properties style:text-position="0% 100%" style:font-name="Garamond1" officeooo:rsid="005fb86e"/>
    </style:style>
    <style:style style:name="T33" style:family="text">
      <style:text-properties style:text-position="0% 100%" style:font-name="Garamond1" officeooo:rsid="005fd9ed"/>
    </style:style>
    <style:style style:name="T34" style:family="text">
      <style:text-properties style:text-position="0% 100%" style:font-name="Garamond1" officeooo:rsid="0065aef3"/>
    </style:style>
    <style:style style:name="T35" style:family="text">
      <style:text-properties officeooo:rsid="005e98ff"/>
    </style:style>
    <style:style style:name="T36" style:family="text">
      <style:text-properties officeooo:rsid="005fb86e"/>
    </style:style>
    <style:style style:name="T37" style:family="text">
      <style:text-properties style:font-name="Garamond1" officeooo:rsid="005fb86e"/>
    </style:style>
    <style:style style:name="T38" style:family="text">
      <style:text-properties officeooo:rsid="005fd9ed"/>
    </style:style>
    <style:style style:name="T39" style:family="text">
      <style:text-properties officeooo:rsid="0062a091"/>
    </style:style>
    <style:style style:name="T40" style:family="text">
      <style:text-properties officeooo:rsid="0066c268"/>
    </style:style>
    <style:style style:name="T41" style:family="text">
      <style:text-properties officeooo:rsid="00675810"/>
    </style:style>
    <style:style style:name="T42" style:family="text">
      <style:text-properties style:font-name="Garamond1" officeooo:rsid="0066c268"/>
    </style:style>
    <style:style style:name="T43" style:family="text">
      <style:text-properties officeooo:rsid="00631268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6"><text:title>Average Power Extraction</text:title></text:p>
      <text:h text:style-name="P41" text:outline-level="1">Result</text:h>
      <text:p text:style-name="P18"><text:span text:style-name="T7">This output calculates the average rate of power extraction for a specified body force. <text:s/>This only applies to reactive forces or crossbody forces. <text:s/>Active forces do not extract power. <text:s/>Here force is generic term and can mean either a translation force or a rotation moment, depending on the equation of motion. <text:s/></text:span></text:p>
      <text:p text:style-name="P18"><text:span text:style-name="T7">The power output is calculated for each defined force term. <text:s/>The calculation calculates the total power extraction from all derivatives and all motion variables defined as inputs for the force object. <text:s/>oFreq will provide details of power extracted for each equation of motion defined within a force object. <text:s/>It will also report the total of all equations of motion within the force object. <text:s/>For example, if a reactive force included influences from equations for x</text:span><text:span text:style-name="T8">1</text:span><text:span text:style-name="T16">, x</text:span><text:span text:style-name="T8">2</text:span><text:span text:style-name="T16">, and x</text:span><text:span text:style-name="T8">3</text:span><text:span text:style-name="T16">, then oFreq would report three power extraction terms for that force, one for each equation. <text:s/>oFreq would also report a total that was the sum of the previous three terms. <text:s/></text:span></text:p>
      <text:p text:style-name="P22"><text:span text:style-name="T16">oFreq will report a result for every reactive force defined in the analysis. <text:s/>This includes hydrodynamic forces automatically defined by inclusion of a hydrodynamic body. <text:s/>The reactive force from body mass is also included in the output. <text:s/>oFreq considers each force definition to be its own object. <text:s/>Output information is organized with the same structure that the forces were defined in the analysis. <text:s/></text:span></text:p>
      <text:p text:style-name="P7"><text:span text:style-name="T16">When defining the force objects in oFreq, consider what level of detail you want when oFreq reports the outputs. <text:s/>For example, if you want to separate out the influence of individual variables within a single physical force, you must define it as two separate force objects in oFreq. <text:s/>That way oFreq can evaluate the influence separately.</text:span></text:p>
      <text:p text:style-name="P8"><text:span text:style-name="T16"/></text:p>
      <text:p text:style-name="DocNote"><text:span text:style-name="T16">“Average” for this output means the power extracted, when averaged across one wave period for the defined body encountered frequencies. <text:s/>It is not an average across multiple body encounter frequencies.</text:span></text:p>
      <text:h text:style-name="P28" text:outline-level="2">Units of Measurement</text:h>
      <text:p text:style-name="P18"><text:span text:style-name="T7">The output has units of Watts.</text:span></text:p>
      <text:p text:style-name="P18"><text:span text:style-name="T7"><draw:frame draw:style-name="fr1" draw:name="Object1" text:anchor-type="as-char" svg:width="1.5201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DocEquation"><text:soft-page-break/><text:span text:style-name="T7">Equation </text:span><text:span text:style-name="T7"><text:sequence text:ref-name="refEquation0" text:name="Equation" text:formula="ooow:Equation+1" style:num-format="1">1.1</text:sequence></text:span></text:p>
      <text:h text:style-name="P41" text:outline-level="1">Assumptions / <text:span text:style-name="T4">Limitations</text:span></text:h>
      <text:p text:style-name="P18"><text:span text:style-name="T7">The physics mean that oFreq will calculate zero power extracted for any even numbered derivative. <text:s/>These derivatives are in perfect synchronization with the generated motions and no power is extracted. <text:s/>This means that power outputs for some force terms (such as the mass force term) will always be zero, due to the physics. <text:s/>The user can rely on these properties to double check the output and ensure oFreq operates correctly.</text:span></text:p>
      <text:h text:style-name="P42" text:outline-level="1"><text:span text:style-name="T3">Variable</text:span> Dependencies</text:h>
      <text:p text:style-name="P24">The <text:span text:style-name="T35">average extracted power </text:span>depend<text:span text:style-name="T35">s</text:span> on the following elements.</text:p>
      <text:list xml:id="list13042634991" text:style-name="L1">
        <text:list-item>
          <text:p text:style-name="P23">The body selected.</text:p>
        </text:list-item>
        <text:list-item>
          <text:p text:style-name="P23">Global wave frequency.</text:p>
        </text:list-item>
        <text:list-item>
          <text:p text:style-name="P23">Global wave spectrum.</text:p>
        </text:list-item>
        <text:list-item>
          <text:p text:style-name="P23">Global wave direction.</text:p>
        </text:list-item>
        <text:list-item>
          <text:p text:style-name="P23">Body heading.</text:p>
        </text:list-item>
        <text:list-item>
          <text:p text:style-name="P23">Influences of all reactive and active forces.</text:p>
        </text:list-item>
        <text:list-item>
          <text:p text:style-name="P23"><text:span text:style-name="T3">The motion model selected.</text:span></text:p>
        </text:list-item>
      </text:list>
      <text:h text:style-name="P41" text:outline-level="1">Derivation</text:h>
      <text:p text:style-name="P19"><text:span text:style-name="T36">The interactions of the various derivatives can become slightly complicated for this output. <text:s/>To address the complexity, the full derivation for the output is presented. <text:s/>The final formula is relatively simple, but the mathematical proof of its validity is not immediately apparent without the full derivation.</text:span></text:p>
      <text:p text:style-name="P21"><text:span text:style-name="T36">In the following equations, the force coefficients are references (k(u,v) terms). <text:s/>These are slightly different from the input coefficients. <text:s/>oFreq requests the force coefficients from the motion model for that body. <text:s/>This request allows the motion model to include any fixed constants that are not defined as part of the force. <text:s/></text:span></text:p>
      <text:p text:style-name="P21"><text:span text:style-name="T38">The following eq</text:span><text:span text:style-name="T38">uations do assume the motion variables are solved.</text:span></text:p>
      <text:p text:style-name="P19"><text:span text:style-name="T36">The following equations are not specific to any one force type. <text:s/>They can be applied to any of the following force types:</text:span></text:p>
      <text:list xml:id="list1927088915" text:style-name="L2">
        <text:list-item>
          <text:p text:style-name="P20"><text:span text:style-name="T36">User reactive force</text:span></text:p>
        </text:list-item>
        <text:list-item>
          <text:p text:style-name="P20"><text:span text:style-name="T36">Hydrodynamic reactive force</text:span></text:p>
        </text:list-item>
        <text:list-item>
          <text:p text:style-name="P20"><text:span text:style-name="T36">User crossbody force</text:span></text:p>
        </text:list-item>
        <text:list-item>
          <text:p text:style-name="P20"><text:soft-page-break/><text:span text:style-name="T36">Hydrodynamic crossbody force</text:span></text:p>
        </text:list-item>
        <text:list-item>
          <text:p text:style-name="P20"><text:span text:style-name="T36">Mass force.</text:span></text:p>
        </text:list-item>
      </text:list>
      <text:p text:style-name="P19"><text:span text:style-name="T36">Application to the crossbody force does require an additional summation term that is shown later, in Section </text:span><text:span text:style-name="T36"><text:bookmark-ref text:reference-format="number-no-superior" text:ref-name="__RefHeading__930_98584576">4.1</text:bookmark-ref></text:span><text:span text:style-name="T36">.</text:span></text:p>
      <text:p text:style-name="P19"><text:span text:style-name="T36">To derive the average power extracted, start with a simple generic definition for the power extraction. (</text:span><text:span text:style-name="T36"><text:sequence-ref text:reference-format="category-and-value" text:ref-name="refEquation1">Equation 4.1</text:sequence-ref></text:span><text:span text:style-name="T36">)</text:span></text:p>
      <text:p text:style-name="P19"><text:span text:style-name="T36"><draw:frame draw:style-name="fr1" draw:name="Object2" text:anchor-type="as-char" svg:width="1.5854in" svg:height="0.4709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DocEquation"><text:span text:style-name="T36">Equation </text:span><text:span text:style-name="T36"><text:sequence text:ref-name="refEquation1" text:name="Equation" text:formula="ooow:Equation+1" style:num-format="1">4.1</text:sequence></text:span></text:p>
      <text:p text:style-name="DocVariableDef"><text:span text:style-name="T36">Variables:</text:span></text:p>
      <text:p text:style-name="DocVariableDef"><text:span text:style-name="T36">T = <text:tab/>Period of measurement</text:span></text:p>
      <text:p text:style-name="DocVariableDef"><text:span text:style-name="T36">F</text:span><text:span text:style-name="T9">v</text:span><text:span text:style-name="T17">(t) = <text:tab/>Force function (including time variation) for index v.</text:span></text:p>
      <text:p text:style-name="DocVariableDef"><text:span text:style-name="T17">v = <text:tab/>Index of motion variable.</text:span></text:p>
      <text:p text:style-name="DocVariableDef"><text:span text:style-name="T17"><draw:frame draw:style-name="fr1" draw:name="Object3" text:anchor-type="as-char" svg:width="0.5575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7"><text:tab/>Velocity of motion variable for index v.</text:span></text:p>
      <text:p text:style-name="P19"><text:span text:style-name="T36"/></text:p>
      <text:p text:style-name="P19"><text:span text:style-name="T36"><text:sequence-ref text:reference-format="category-and-value" text:ref-name="refEquation1">Equation 4.1</text:sequence-ref></text:span><text:span text:style-name="T36"> can be applied to the calculations of oFreq with the following variable definitions. <text:s/></text:span><text:span text:style-name="T36"><text:sequence-ref text:reference-format="category-and-value" text:ref-name="refEquation2">Equation 4.2</text:sequence-ref></text:span><text:span text:style-name="T36"> </text:span><text:span text:style-name="T38">defines the period used to average the power calculation.</text:span></text:p>
      <text:p text:style-name="P19"><text:span text:style-name="T36"><draw:frame draw:style-name="fr1" draw:name="Object4" text:anchor-type="as-char" svg:width="0.5744in" svg:height="0.3543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DocEquation"><text:span text:style-name="T36">Equation </text:span><text:span text:style-name="T36"><text:sequence text:ref-name="refEquation2" text:name="Equation" text:formula="ooow:Equation+1" style:num-format="1">4.2</text:sequence></text:span></text:p>
      <text:p text:style-name="DocVariableDef"><text:span text:style-name="T36">Variables:</text:span></text:p>
      <text:p text:style-name="DocVariableDef"><text:span text:style-name="T37">ω</text:span><text:span text:style-name="T10">b</text:span><text:span text:style-name="T18"> = <text:tab/>Body encounter frequency.</text:span></text:p>
      <text:p text:style-name="P9"><text:span text:style-name="T18"/></text:p>
      <text:p text:style-name="P9"><text:span text:style-name="T18"><text:sequence-ref text:reference-format="category-and-value" text:ref-name="refEquation3">Equation 4.3</text:sequence-ref></text:span><text:span text:style-name="T18"> </text:span><text:span text:style-name="T19">defines the body force, using the force definitions in oFreq. <text:s/>The equation assumes the body motion variable is already solved. <text:s/>This force definition is actually just for a single equation of a force definition. <text:s/>The concept can be applied to each equation of motion.</text:span></text:p>
      <text:p text:style-name="P10"><text:span text:style-name="T18"><draw:frame draw:style-name="fr1" draw:name="Object5" text:anchor-type="as-char" svg:width="3.4256in" svg:height="0.4484in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DocEquation"><text:span text:style-name="T19">Equation </text:span><text:span text:style-name="T19"><text:sequence text:ref-name="refEquation3" text:name="Equation" text:formula="ooow:Equation+1" style:num-format="1">4.3</text:sequence></text:span></text:p>
      <text:p text:style-name="DocVariableDef"><text:span text:style-name="T19">Subscripts:</text:span></text:p>
      <text:p text:style-name="DocVariableDef"><text:span text:style-name="T19">u = <text:tab/>Order of derivative.</text:span></text:p>
      <text:p text:style-name="DocVariableDef"><text:span text:style-name="T19">v = <text:tab/>Motion variable.</text:span></text:p>
      <text:p text:style-name="DocVariableDef"><text:span text:style-name="T19">N = <text:tab/>Maximum order of derivative.</text:span></text:p>
      <text:p text:style-name="DocVariableDef"><text:span text:style-name="T19">Q = <text:tab/>Maximum number of variables of motion.</text:span></text:p>
      <text:p text:style-name="DocVariableDef"><text:span text:style-name="T19"/></text:p>
      <text:p text:style-name="DocVariableDef"><text:span text:style-name="T19">Variables:</text:span></text:p>
      <text:p text:style-name="DocVariableDef"><text:span text:style-name="T19">k(u,v) = <text:tab/>Force coefficient for derivative u, motion variable v (obtained through evaluation of the motion model).</text:span></text:p>
      <text:p text:style-name="DocVariableDef"><text:span text:style-name="T32">ω</text:span><text:span text:style-name="T10">b</text:span><text:span text:style-name="T18"> = <text:tab/>Body encounter frequency.</text:span></text:p>
      <text:p text:style-name="DocVariableDef"><text:span text:style-name="T19">X</text:span><text:span text:style-name="T11">v</text:span><text:span text:style-name="T19"> = <text:tab/>Amplitude of body motion.</text:span></text:p>
      <text:p text:style-name="DocVariableDef"><text:span text:style-name="T19">j = <text:tab/>Imaginary number.</text:span></text:p>
      <text:p text:style-name="DocVariableDef"><text:span text:style-name="T19">t = <text:tab/>Time.</text:span></text:p>
      <text:p text:style-name="DocVariableDef"><text:span text:style-name="T33">δ</text:span><text:span text:style-name="T11">v</text:span><text:span text:style-name="T19"> = <text:tab/>Phase angle of solved body motion for motion variable v.</text:span></text:p>
      <text:p text:style-name="DocText"><text:span text:style-name="T19"/></text:p>
      <text:p text:style-name="DocText"><text:soft-page-break/><text:span text:style-name="T19"><text:sequence-ref text:reference-format="category-and-value" text:ref-name="refEquation4">Equation 4.4</text:sequence-ref></text:span><text:span text:style-name="T19"> defines the velocity of the motion variable. <text:s/></text:span></text:p>
      <text:p text:style-name="P10"><text:span text:style-name="T19"><draw:frame draw:style-name="fr1" draw:name="Object6" text:anchor-type="as-char" svg:width="2.378in" svg:height="0.2811in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DocEquation"><text:span text:style-name="T19">Equation </text:span><text:span text:style-name="T19"><text:sequence text:ref-name="refEquation4" text:name="Equation" text:formula="ooow:Equation+1" style:num-format="1">4.4</text:sequence></text:span></text:p>
      <text:p text:style-name="P40"/>
      <text:p text:style-name="P31"><text:span text:style-name="T19">Subscripts:</text:span></text:p>
      <text:p text:style-name="P31"><text:span text:style-name="T19">v = <text:tab/>Motion variable.</text:span></text:p>
      <text:p text:style-name="P31"><text:span text:style-name="T19"/></text:p>
      <text:p text:style-name="P31"><text:span text:style-name="T19">Variables:</text:span></text:p>
      <text:p text:style-name="P31"><text:span text:style-name="T32">ω</text:span><text:span text:style-name="T10">b</text:span><text:span text:style-name="T18"> = <text:tab/>Body encounter frequency.</text:span></text:p>
      <text:p text:style-name="P31"><text:span text:style-name="T19">X</text:span><text:span text:style-name="T11">v</text:span><text:span text:style-name="T19"> = <text:tab/>Amplitude of body motion.</text:span></text:p>
      <text:p text:style-name="P31"><text:span text:style-name="T19">j = <text:tab/>Imaginary number.</text:span></text:p>
      <text:p text:style-name="P31"><text:span text:style-name="T19">t = <text:tab/>Time.</text:span></text:p>
      <text:p text:style-name="P31"><text:span text:style-name="T33">δ</text:span><text:span text:style-name="T11">v</text:span><text:span text:style-name="T19"> = <text:tab/>Phase angle of solved body motion for motion variable v.</text:span></text:p>
      <text:p text:style-name="P10"><text:span text:style-name="T19"/></text:p>
      <text:p text:style-name="P11"><text:span text:style-name="T20">The formula for average power requires that we first evaluate </text:span><text:span text:style-name="T20"><text:sequence-ref text:reference-format="category-and-value" text:ref-name="refEquation3">Equation 4.3</text:sequence-ref></text:span><text:span text:style-name="T20"> and </text:span><text:span text:style-name="T20"><text:sequence-ref text:reference-format="category-and-value" text:ref-name="refEquation4">Equation 4.4</text:sequence-ref></text:span><text:span text:style-name="T20"> to resolve the requirement to only use the real numbers set of the defined terms. <text:s/>This must be done </text:span><text:span text:style-name="T21">before</text:span><text:span text:style-name="T22"> the equations can be combined.</text:span></text:p>
      <text:p text:style-name="P11"><text:span text:style-name="T22">Starting with the motion variable, </text:span><text:span text:style-name="T22"><text:sequence-ref text:reference-format="category-and-value" text:ref-name="refEquation5">Equation 4.5</text:sequence-ref></text:span><text:span text:style-name="T22"> shows the evaluation to simplify and eliminate the real set operator.</text:span></text:p>
      <text:p text:style-name="P11"><text:span text:style-name="T22"><draw:frame draw:style-name="fr1" draw:name="Object7" text:anchor-type="as-char" svg:width="3.3319in" svg:height="1.169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DocEquation"><text:span text:style-name="T22">Equation </text:span><text:span text:style-name="T22"><text:sequence text:ref-name="refEquation5" text:name="Equation" text:formula="ooow:Equation+1" style:num-format="1">4.5</text:sequence></text:span></text:p>
      <text:p text:style-name="P10"><text:span text:style-name="T19"/></text:p>
      <text:p text:style-name="P11"><text:span text:style-name="T20">Simplification of </text:span><text:span text:style-name="T20"><text:sequence-ref text:reference-format="category-and-value" text:ref-name="refEquation3">Equation 4.3</text:sequence-ref></text:span><text:span text:style-name="T20"> follows two possible routes, depending on whether the order of derivative (subscript u) is an even or odd value. <text:s/>Odd values of u will produce non trivial solutions. <text:s/>Even values will always produce an average power extraction of zero. <text:s/>The derivation proceeds forward assuming only odd values for the subscript u.</text:span></text:p>
      <text:p text:style-name="P10"><text:span text:style-name="T19"><draw:frame draw:style-name="fr1" draw:name="Object8" text:anchor-type="as-char" svg:width="4.3244in" svg:height="2.0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DocEquation"><text:span text:style-name="T20">Equation </text:span><text:span text:style-name="T20"><text:sequence text:ref-name="refEquation6" text:name="Equation" text:formula="ooow:Equation+1" style:num-format="1">4.6</text:sequence></text:span></text:p>
      <text:p text:style-name="DocText"><text:span text:style-name="T20"><text:sequence-ref text:reference-format="category-and-value" text:ref-name="refEquation6">Equation 4.6</text:sequence-ref></text:span><text:span text:style-name="T20">, </text:span><text:span text:style-name="T20"><text:sequence-ref text:reference-format="category-and-value" text:ref-name="refEquation5">Equation 4.5</text:sequence-ref></text:span><text:span text:style-name="T20">, </text:span><text:span text:style-name="T23">and </text:span><text:span text:style-name="T20"><text:sequence-ref text:reference-format="category-and-value" text:ref-name="refEquation2">Equation 4.2</text:sequence-ref></text:span><text:span text:style-name="T20"> </text:span><text:span text:style-name="T23">are now combined in </text:span><text:span text:style-name="T23"><text:sequence-ref text:reference-format="category-and-value" text:ref-name="refEquation7">Equation 4.7</text:sequence-ref></text:span><text:span text:style-name="T23"> to continue the derivative for average power extracted.</text:span></text:p>
      <text:p text:style-name="DocText"><text:soft-page-break/><text:span text:style-name="T23"><draw:frame draw:style-name="fr1" draw:name="Object9" text:anchor-type="as-char" svg:width="3.9138in" svg:height="2.9654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DocEquation"><text:span text:style-name="T23">Equation </text:span><text:span text:style-name="T23"><text:sequence text:ref-name="refEquation7" text:name="Equation" text:formula="ooow:Equation+1" style:num-format="1">4.7</text:sequence></text:span></text:p>
      <text:p text:style-name="DocText"><text:span text:style-name="T23"/></text:p>
      <text:p text:style-name="P12"><text:span text:style-name="T23">A little further simplification reveals the final equation to calculate average power extraction for reactive forces as defined in oFreq. (</text:span><text:span text:style-name="T23"><text:sequence-ref text:reference-format="category-and-value" text:ref-name="refEquation8">Equation 4.8</text:sequence-ref></text:span><text:span text:style-name="T23">)</text:span></text:p>
      <text:p text:style-name="P12"><text:span text:style-name="T23"><draw:frame draw:style-name="fr1" draw:name="Object10" text:anchor-type="as-char" svg:width="1.952in" svg:height="0.5638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DocEquation"><text:span text:style-name="T23">Equation </text:span><text:span text:style-name="T23"><text:sequence text:ref-name="refEquation8" text:name="Equation" text:formula="ooow:Equation+1" style:num-format="1">4.8</text:sequence></text:span></text:p>
      <text:p text:style-name="P32"><text:span text:style-name="T19">Subscripts:</text:span></text:p>
      <text:p text:style-name="P32"><text:span text:style-name="T19">u = <text:tab/>Order of derivative.</text:span></text:p>
      <text:p text:style-name="P32"><text:span text:style-name="T19">v = <text:tab/>Motion variable.</text:span></text:p>
      <text:p text:style-name="P32"><text:span text:style-name="T19">N = <text:tab/>Maximum order of derivative.</text:span></text:p>
      <text:p text:style-name="P32"><text:span text:style-name="T19">Q = <text:tab/>Maximum number of variables of motion.</text:span></text:p>
      <text:p text:style-name="P32"><text:span text:style-name="T19"/></text:p>
      <text:p text:style-name="P32"><text:span text:style-name="T19">Variables:</text:span></text:p>
      <text:p text:style-name="P32"><text:span text:style-name="T19">k(u,v) = <text:tab/>Force coefficient for derivative u, motion variable v (obtained through evaluation of the motion model).</text:span></text:p>
      <text:p text:style-name="P32"><text:span text:style-name="T32">ω</text:span><text:span text:style-name="T10">b</text:span><text:span text:style-name="T18"> = <text:tab/>Body encounter frequency.</text:span></text:p>
      <text:p text:style-name="P32"><text:span text:style-name="T19">X</text:span><text:span text:style-name="T11">v</text:span><text:span text:style-name="T19"> = <text:tab/>Amplitude of body motion.</text:span></text:p>
      <text:p text:style-name="P32"><text:span text:style-name="T19">j = <text:tab/>Imaginary number.</text:span></text:p>
      <text:p text:style-name="P32"><text:span text:style-name="T23"/></text:p>
      <text:p text:style-name="P13"><text:span text:style-name="T24">This expression should work for all reactive forces.</text:span></text:p>
      <text:h text:style-name="P30" text:outline-level="2"><text:bookmark-start text:name="__RefHeading__930_98584576"/><text:span text:style-name="T36">Application to Crossbody Forces</text:span><text:bookmark-end text:name="__RefHeading__930_98584576"/></text:h>
      <text:p text:style-name="P19"><text:span text:style-name="T36"><text:sequence-ref text:reference-format="category-and-value" text:ref-name="refEquation8">Equation 4.8</text:sequence-ref></text:span><text:span text:style-name="T36"> </text:span><text:span text:style-name="T39">must be modified slightly for application to crossbody forces. <text:s/>It must included an additional summation term to include motions from all sending bodies. <text:s/>And the body encounter frequency must be modified to consider the encounter frequency of the other bodies. <text:s/>The following formula assumes calculation of average extracted power for body 1. <text:s/>That is, body 1 receives the crossbody forces.</text:span></text:p>
      <text:p text:style-name="P13"><text:soft-page-break/><text:span text:style-name="T23"><draw:frame draw:style-name="fr1" draw:name="Object11" text:anchor-type="as-char" svg:width="2.7465in" svg:height="0.6217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39"><text:span text:style-name="T23">Equation </text:span><text:span text:style-name="T23"><text:sequence text:ref-name="refEquation9" text:name="Equation" text:formula="ooow:Equation+1" style:num-format="1">4.9</text:sequence></text:span></text:p>
      <text:p text:style-name="P33"><text:span text:style-name="T19">Subscripts:</text:span></text:p>
      <text:p text:style-name="DocVariableDef"><text:span text:style-name="T19">u = <text:tab/>Order of derivative.</text:span></text:p>
      <text:p text:style-name="DocVariableDef"><text:span text:style-name="T19">v = <text:tab/>Motion variable.</text:span></text:p>
      <text:p text:style-name="DocVariableDef"><text:span text:style-name="T24">b = <text:tab/>Index of body (current equation assumes body 1 is the body in question.</text:span></text:p>
      <text:p text:style-name="DocVariableDef"><text:span text:style-name="T19">N = <text:tab/>Maximum order of derivative.</text:span></text:p>
      <text:p text:style-name="DocVariableDef"><text:span text:style-name="T19">Q = <text:tab/>Maximum number of variables of motion.</text:span></text:p>
      <text:p text:style-name="DocVariableDef"><text:span text:style-name="T24">F = <text:tab/>Maximum number of bodies.</text:span></text:p>
      <text:p text:style-name="DocVariableDef"><text:span text:style-name="T19"/></text:p>
      <text:p text:style-name="DocVariableDef"><text:span text:style-name="T19">Variables:</text:span></text:p>
      <text:p text:style-name="DocVariableDef"><text:span text:style-name="T19">k(</text:span><text:span text:style-name="T24">b, </text:span><text:span text:style-name="T19">u,v) = <text:tab/>Force coefficient for derivative u, motion variable v (obtained through evaluation of the motion model), </text:span><text:span text:style-name="T24">operating on body b.</text:span></text:p>
      <text:p text:style-name="DocVariableDef"><text:span text:style-name="T32">ω</text:span><text:span text:style-name="T10">b</text:span><text:span text:style-name="T18"> = <text:tab/>Body encounter frequency </text:span><text:span text:style-name="T24">for body of index b</text:span><text:span text:style-name="T18">.</text:span></text:p>
      <text:p text:style-name="DocVariableDef"><text:span text:style-name="T32">ω</text:span><text:span text:style-name="T12">1</text:span><text:span text:style-name="T18"> = <text:tab/>Body encounter frequency </text:span><text:span text:style-name="T24">for body of index 1 (the current body)</text:span><text:span text:style-name="T18">.</text:span></text:p>
      <text:p text:style-name="DocVariableDef"><text:span text:style-name="T19">X</text:span><text:span text:style-name="T11">v</text:span><text:span text:style-name="T19"> = <text:tab/>Amplitude of body motion, </text:span><text:span text:style-name="T24">for body 1, motion variable v</text:span><text:span text:style-name="T19">.</text:span></text:p>
      <text:h text:style-name="P43" text:outline-level="1">Application to Custom Motion Models</text:h>
      <text:p text:style-name="P25">The force <text:span text:style-name="T39">coefficients </text:span>are calculated through direct evaluation of each equation of motion within the motion model. <text:s/>Because of this, the <text:span text:style-name="T39">average power extracted is </text:span>accurate for any motion model specified, including any custom motion models.</text:p>
      <text:h text:style-name="P43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29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27" text:outline-level="3">RAO Normalization</text:h>
      <text:p text:style-name="P16"><text:span text:style-name="T40">The response amplitude operator is calculated through dividing the </text:span><text:span text:style-name="T39">power </text:span><text:span text:style-name="T40">by the wave amplitude, calculated in the </text:span><text:span text:style-name="T41">body coordinate system, using the body encounter spectrum</text:span><text:span text:style-name="T40">. <text:s/>shows </text:span><text:span text:style-name="T39">power </text:span><text:span text:style-name="T40">as a generic term. <text:s/>This equation is applied the same to all </text:span><text:span text:style-name="T39">power calculations for each force type.</text:span></text:p>
      <text:p text:style-name="P16"><text:span text:style-name="T39"><draw:frame draw:style-name="fr1" draw:name="Object12" text:anchor-type="as-char" svg:width="1.0465in" svg:height="0.3953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DocEquation"><text:span text:style-name="T39">Equation </text:span><text:span text:style-name="T39"><text:sequence text:ref-name="refEquation10" text:name="Equation" text:formula="ooow:Equation+1" style:num-format="1">6.1</text:sequence></text:span></text:p>
      <text:p text:style-name="P33"><text:soft-page-break/><text:span text:style-name="T40">Variables:</text:span></text:p>
      <text:p text:style-name="P36">b = <text:tab/>Index of the body specified.</text:p>
      <text:p text:style-name="P35"><text:span text:style-name="T39">P</text:span> = <text:tab/><text:span text:style-name="T39">Average power extracted.</text:span></text:p>
      <text:p text:style-name="P33"><text:span text:style-name="T42">ζ</text:span><text:span text:style-name="T13">0</text:span><text:span text:style-name="T14">b</text:span><text:span text:style-name="T25"> = <text:tab/>Amplitude of the wave, in the </text:span><text:span text:style-name="T26">body </text:span><text:span text:style-name="T25">coordinate system.</text:span></text:p>
      <text:h text:style-name="P27" text:outline-level="3">RAO Application</text:h>
      <text:p text:style-name="P26">The RAO can be applied with simply multiplying by the wave amplitude.</text:p>
      <text:p text:style-name="P26"><draw:frame draw:style-name="fr2" draw:name="Object13" text:anchor-type="as-char" svg:width="1.1571in" svg:height="0.213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9"><text:span text:style-name="T41">Equation </text:span><text:span text:style-name="T41"><text:sequence text:ref-name="refEquation11" text:name="Equation" text:formula="ooow:Equation+1" style:num-format="1">6.2</text:sequence></text:span></text:p>
      <text:p text:style-name="P36">Variables:</text:p>
      <text:p text:style-name="P36">b = <text:tab/>Index of the body specified.</text:p>
      <text:p text:style-name="P33"><text:span text:style-name="T41">RAO(</text:span><text:span text:style-name="T39">P</text:span><text:span text:style-name="T41">)</text:span><text:span text:style-name="T40"> = <text:tab/></text:span><text:span text:style-name="T41">Response amplitude operator </text:span><text:span text:style-name="T39">to convert from incident wave amplitude, in the body coordinate system, over to the average power extracted.</text:span></text:p>
      <text:p text:style-name="P33"><text:span text:style-name="T42">ζ</text:span><text:span text:style-name="T13">0</text:span><text:span text:style-name="T14">b</text:span><text:span text:style-name="T25"> = <text:tab/>Amplitude of the wave, in the </text:span><text:span text:style-name="T26">body </text:span><text:span text:style-name="T25">coordinate system.</text:span></text:p>
      <text:p text:style-name="P34"/>
      <text:p text:style-name="P13"><text:span text:style-name="T27">Sometimes, it is more convenient to apply the RAO directly to the wave energy spectrum. <text:s/>There are two wave energy spectra to select from: <text:s/>the body encounter spectrum, and the global wave spectrum. <text:s/></text:span><text:span text:style-name="T27"><text:sequence-ref text:reference-format="category-and-value" text:ref-name="refEquation12">Equation 6.3</text:sequence-ref></text:span><text:span text:style-name="T27"> shows application of the global wave spectrum. <text:s/>This includes </text:span><text:span text:style-name="T28">application of an additional RAO to convert from the global wave spectrum to the body encounter spectrum. <text:s text:c="3"/></text:span><text:span text:style-name="T29">The output from this calculation is the spectral energy density of the </text:span><text:span text:style-name="T24">average power extracted</text:span><text:span text:style-name="T30">.</text:span></text:p>
      <text:p text:style-name="P14"><draw:frame draw:style-name="fr2" draw:name="Object14" text:anchor-type="as-char" svg:width="2.8193in" svg:height="0.259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39"><text:span text:style-name="T27">Equation </text:span><text:span text:style-name="T27"><text:sequence text:ref-name="refEquation12" text:name="Equation" text:formula="ooow:Equation+1" style:num-format="1">6.3</text:sequence></text:span></text:p>
      <text:p text:style-name="P37">Variables:</text:p>
      <text:p text:style-name="P38"><text:span text:style-name="T26">RAO(</text:span><text:span text:style-name="T31">P</text:span><text:span text:style-name="T26">) = <text:tab/><text:tab/>RAO to convert from body wave amplitude to </text:span><text:span text:style-name="T31">average power extracted</text:span><text:span text:style-name="T26">.</text:span><text:span text:style-name="T28"><text:tab/></text:span></text:p>
      <text:p text:style-name="P38"><text:span text:style-name="T28"><draw:frame draw:style-name="fr2" draw:name="Object15" text:anchor-type="as-char" svg:width="1.1264in" svg:height="0.212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8"><text:tab/>RAO to convert from global wave spectrum to body encountered spectrum.</text:span></text:p>
      <text:p text:style-name="P38"><text:span text:style-name="T28">S(</text:span><text:span text:style-name="T34">ω</text:span><text:span text:style-name="T15">G</text:span><text:span text:style-name="T28">) = <text:tab/><text:tab/>Global wave spectrum, spectral energy density.</text:span></text:p>
      <text:h text:style-name="P29" text:outline-level="2">RAO Units</text:h>
      <text:p text:style-name="P15">The units of the resulting RAO output can become very confusing, depending on how the RAO gets calculated. <text:s/>This section clarifies by clearly stating the units for each RAO.</text:p>
      <text:p text:style-name="P17"><text:span text:style-name="T43">For power results, the RAO has units of Watts per meter.</text:span></text:p>
      <text:p text:style-name="P17"><text:span text:style-name="T43"><draw:frame draw:style-name="fr1" draw:name="Object16" text:anchor-type="as-char" svg:width="2.7307in" svg:height="0.6252in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DocEquation"><text:span text:style-name="T43">Equation </text:span><text:span text:style-name="T43"><text:sequence text:ref-name="refEquation13" text:name="Equation" text:formula="ooow:Equation+1" style:num-format="1">6.4</text:sequence></text:span></text:p>
      <text:p text:style-name="DocVariableDef"><text:span text:style-name="T43">Variables:</text:span></text:p>
      <text:p text:style-name="DocVariableDef"><text:span text:style-name="T43">N = <text:tab/>Newtons (N).</text:span></text:p>
      <text:p text:style-name="DocVariableDef"><text:span text:style-name="T43">W = <text:tab/>Watts (W).</text:span></text:p>
      <text:p text:style-name="DocVariableDef"><text:span text:style-name="T43">m =<text:tab/>Meters (m).</text:span></text:p>
      <text:p text:style-name="DocVariableDef"><text:span text:style-name="T43">s = <text:tab/>Seconds (s).</text:span></text:p>
      <text:p text:style-name="DocVariableDef"><text:span text:style-name="T43">kg = <text:tab/>Kilograms (kg)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06_body_power.odt</text:file-name></text:span><text:tab/> <text:a xlink:type="simple" xlink:href="http://www.dmsonline.us/"><text:span text:style-name="MT1">www.dmsonline.us</text:span></text:a><text:tab/>Page <text:page-number text:select-page="current">7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06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9T20:18:30</meta:creation-date>
    <meta:editing-cycles>8</meta:editing-cycles>
    <meta:editing-duration>PT1H27M48S</meta:editing-duration>
    <dc:description>Calculates the average rate of power extraction for each force.</dc:description>
    <dc:subject>T04-0050.0006</dc:subject>
    <dc:title>Average Power Extraction</dc:title>
    <dc:date>2014-04-19T22:05:17</dc:date>
    <meta:document-statistic meta:table-count="0" meta:image-count="0" meta:object-count="16" meta:page-count="7" meta:paragraph-count="156" meta:word-count="1743" meta:character-count="10678" meta:non-whitespace-character-count="89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i mathvariant="italic">units</mi>
          <mo stretchy="false">=</mo>
          <mi mathvariant="italic">Watts</mi>
        </mrow>
        <mo stretchy="false">=</mo>
        <mrow>
          <mi>N</mi>
          <mo stretchy="false">−</mo>
          <mfrac>
            <mi>m</mi>
            <mi>s</mi>
          </mfrac>
        </mrow>
      </mrow>
    </mrow>
    <annotation encoding="StarMath 5.0">units = Watts = N-m over s</annotation>
  </semantics>
</math>
</file>

<file path=Object 10/content.xml><?xml version="1.0" encoding="utf-8"?>
<math xmlns="http://www.w3.org/1998/Math/MathML">
  <semantics>
    <mrow>
      <mrow>
        <mover accent="true">
          <mi>P</mi>
          <mo stretchy="false">̄</mo>
        </mover>
        <mo stretchy="false">=</mo>
        <mfrac>
          <mn>1</mn>
          <mn>2</mn>
        </mfrac>
      </mrow>
      <mrow>
        <munderover>
          <mo stretchy="false">∑</mo>
          <mtable>
            <mtr>
              <mtd>
                <mrow>
                  <mrow>
                    <mi>u</mi>
                    <mo stretchy="false">=</mo>
                    <mn>0</mn>
                  </mrow>
                </mrow>
              </mtd>
            </mtr>
            <mtr>
              <mtd>
                <mrow>
                  <mi mathvariant="italic">odd</mi>
                </mrow>
              </mtd>
            </mtr>
          </mtable>
          <mi>N</mi>
        </munderover>
        <mrow>
          <munderover>
            <mo stretchy="false">∑</mo>
            <mrow>
              <mi>v</mi>
              <mo stretchy="false">=</mo>
              <mn>1</mn>
            </mrow>
            <mi>Q</mi>
          </munderover>
          <msubsup>
            <mi>X</mi>
            <mi>v</mi>
            <mn>2</mn>
          </msubsup>
        </mrow>
      </mrow>
      <msubsup>
        <mo stretchy="false">ω</mo>
        <mi>b</mi>
        <mrow>
          <mrow>
            <mi>u</mi>
            <mo stretchy="false">+</mo>
            <mn>1</mn>
          </mrow>
        </mrow>
      </msubsup>
      <mi>k</mi>
      <mrow>
        <mo stretchy="false">(</mo>
        <mrow>
          <mi>u</mi>
          <mi>,</mi>
          <mi>v</mi>
        </mrow>
        <mo stretchy="false">)</mo>
      </mrow>
    </mrow>
    <annotation encoding="StarMath 5.0">bar P = 1 over 2 sum from stack { u = 0 # odd } to N sum from v = 1 to Q X_v^2 %omega_b^{u+1} k(u,v)</annotation>
  </semantics>
</math>
</file>

<file path=Object 11/content.xml><?xml version="1.0" encoding="utf-8"?>
<math xmlns="http://www.w3.org/1998/Math/MathML">
  <semantics>
    <mrow>
      <mrow>
        <mover accent="true">
          <mi>P</mi>
          <mo stretchy="false">̄</mo>
        </mover>
        <mo stretchy="false">=</mo>
        <mfrac>
          <mn>1</mn>
          <mn>2</mn>
        </mfrac>
      </mrow>
      <mrow>
        <munderover>
          <mo stretchy="false">∑</mo>
          <mrow>
            <mi>b</mi>
            <mo stretchy="false">=</mo>
            <mn>1</mn>
          </mrow>
          <mi>F</mi>
        </munderover>
        <msub>
          <mo stretchy="false">δ</mo>
          <mn>1b</mn>
        </msub>
      </mrow>
      <mfenced open="{" close="}">
        <mrow>
          <mrow>
            <munderover>
              <mo stretchy="false">∑</mo>
              <mtable>
                <mtr>
                  <mtd>
                    <mrow>
                      <mrow>
                        <mi>u</mi>
                        <mo stretchy="false">=</mo>
                        <mn>0</mn>
                      </mrow>
                    </mrow>
                  </mtd>
                </mtr>
                <mtr>
                  <mtd>
                    <mrow>
                      <mi mathvariant="italic">odd</mi>
                    </mrow>
                  </mtd>
                </mtr>
              </mtable>
              <mi>N</mi>
            </munderover>
            <mrow>
              <munderover>
                <mo stretchy="false">∑</mo>
                <mrow>
                  <mi>v</mi>
                  <mo stretchy="false">=</mo>
                  <mn>1</mn>
                </mrow>
                <mi>Q</mi>
              </munderover>
              <msubsup>
                <mi>X</mi>
                <mi>v</mi>
                <mn>2</mn>
              </msubsup>
            </mrow>
          </mrow>
          <msub>
            <mo stretchy="false">ω</mo>
            <mn>1</mn>
          </msub>
          <mi>k</mi>
          <mrow>
            <mo stretchy="false">(</mo>
            <mrow>
              <mi>b</mi>
              <mi>,</mi>
              <mi>u</mi>
              <mi>,</mi>
              <mi>v</mi>
            </mrow>
            <mo stretchy="false">)</mo>
          </mrow>
          <msubsup>
            <mo stretchy="false">ω</mo>
            <mi>b</mi>
            <mi>u</mi>
          </msubsup>
        </mrow>
      </mfenced>
    </mrow>
    <annotation encoding="StarMath 5.0">bar P = 1 over 2 sum from b = 1 to F %delta_1b left lbrace sum from stack { u = 0 # odd } to N sum from v = 1 to Q X_v^2 %omega_1 k(b,u,v) %omega_b^u right rbrace </annotation>
  </semantics>
</math>
</file>

<file path=Object 12/content.xml><?xml version="1.0" encoding="utf-8"?>
<math xmlns="http://www.w3.org/1998/Math/MathML">
  <semantics>
    <mrow>
      <mi mathvariant="italic">RAO</mi>
      <mrow>
        <mrow>
          <mo stretchy="false">(</mo>
          <mrow>
            <mi>P</mi>
          </mrow>
          <mo stretchy="false">)</mo>
        </mrow>
        <mo stretchy="false">=</mo>
        <mfrac>
          <mover accent="true">
            <mi>P</mi>
            <mo stretchy="false">̄</mo>
          </mover>
          <msub>
            <mo stretchy="false">ζ</mo>
            <mn>0b</mn>
          </msub>
        </mfrac>
      </mrow>
    </mrow>
    <annotation encoding="StarMath 5.0">RAO(P) = bar P over %zeta_0b</annotation>
  </semantics>
</math>
</file>

<file path=Object 13/content.xml><?xml version="1.0" encoding="utf-8"?>
<math xmlns="http://www.w3.org/1998/Math/MathML">
  <semantics>
    <mrow>
      <mrow>
        <mover accent="true">
          <mi>P</mi>
          <mo stretchy="false">̄</mo>
        </mover>
        <mo stretchy="false">=</mo>
        <mi mathvariant="italic">RAO</mi>
      </mrow>
      <mrow>
        <mo stretchy="false">(</mo>
        <mrow>
          <mi>P</mi>
        </mrow>
        <mo stretchy="false">)</mo>
      </mrow>
      <msub>
        <mo stretchy="false">ζ</mo>
        <mi mathvariant="italic">ob</mi>
      </msub>
    </mrow>
    <annotation encoding="StarMath 5.0">bar P = RAO(P) %zeta_ob</annotation>
  </semantics>
</math>
</file>

<file path=Object 14/content.xml><?xml version="1.0" encoding="utf-8"?>
<math xmlns="http://www.w3.org/1998/Math/MathML">
  <semantics>
    <mrow>
      <mi>S</mi>
      <mrow>
        <mrow>
          <mo stretchy="false">(</mo>
          <mrow>
            <mi>P</mi>
          </mrow>
          <mo stretchy="false">)</mo>
        </mrow>
        <mo stretchy="false">=</mo>
        <mrow>
          <msup>
            <mfenced open="(" close=")">
              <mrow>
                <mi mathvariant="italic">RAO</mi>
                <mfenced open="(" close=")">
                  <mrow>
                    <mi>P</mi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(P) = left ( RAO left ( P right ) right )^2 cdot left [ RAO(S(%omega_G)) cdot S(%omega_G) right ]</annotation>
  </semantics>
</math>
</file>

<file path=Object 15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6/content.xml><?xml version="1.0" encoding="utf-8"?>
<math xmlns="http://www.w3.org/1998/Math/MathML">
  <semantics>
    <mrow>
      <mrow>
        <mrow>
          <mrow>
            <mrow>
              <msub>
                <mfenced open="[" close="]">
                  <mrow>
                    <mi mathvariant="italic">RAO</mi>
                    <mrow>
                      <mo stretchy="false">(</mo>
                      <mrow>
                        <mi>P</mi>
                      </mrow>
                      <mo stretchy="false">)</mo>
                    </mrow>
                  </mrow>
                </mfenced>
                <mi mathvariant="italic">units</mi>
              </msub>
              <mo stretchy="false">=</mo>
              <mfrac>
                <mi>W</mi>
                <mi>m</mi>
              </mfrac>
            </mrow>
            <mo stretchy="false">=</mo>
            <mfrac>
              <mrow>
                <mrow>
                  <mi>N</mi>
                  <mo stretchy="false">−</mo>
                  <mfrac>
                    <mi>m</mi>
                    <mi>s</mi>
                  </mfrac>
                </mrow>
              </mrow>
              <mi>m</mi>
            </mfrac>
          </mrow>
          <mo stretchy="false">=</mo>
          <mfrac>
            <mi>N</mi>
            <mi>s</mi>
          </mfrac>
        </mrow>
        <mo stretchy="false">=</mo>
        <mi mathvariant="italic">kg</mi>
      </mrow>
      <mfrac>
        <mi>m</mi>
        <msup>
          <mi>s</mi>
          <mn>3</mn>
        </msup>
      </mfrac>
    </mrow>
    <annotation encoding="StarMath 5.0">left [ RAO(P) right ]_units = W over m = {N-m over s} over m = N over s = kg m over s^3</annotation>
  </semantics>
</math>
</file>

<file path=Object 2/content.xml><?xml version="1.0" encoding="utf-8"?>
<math xmlns="http://www.w3.org/1998/Math/MathML">
  <semantics>
    <mrow>
      <mrow>
        <mover accent="true">
          <mi>P</mi>
          <mo stretchy="false">̄</mo>
        </mover>
        <mo stretchy="false">=</mo>
        <mfrac>
          <mn>1</mn>
          <mi>T</mi>
        </mfrac>
      </mrow>
      <mrow>
        <munderover>
          <mo stretchy="false">∫</mo>
          <mn>0</mn>
          <mi>T</mi>
        </munderover>
        <msub>
          <mi>F</mi>
          <mi>v</mi>
        </msub>
      </mrow>
      <mrow>
        <mrow>
          <mo stretchy="false">(</mo>
          <mrow>
            <mi>t</mi>
          </mrow>
          <mo stretchy="false">)</mo>
        </mrow>
        <mo stretchy="false">⋅</mo>
        <mover accent="true">
          <msub>
            <mi>x</mi>
            <mi>v</mi>
          </msub>
          <mo stretchy="false">˙</mo>
        </mover>
      </mrow>
      <mrow>
        <mo stretchy="false">(</mo>
        <mrow>
          <mi>t</mi>
        </mrow>
        <mo stretchy="false">)</mo>
      </mrow>
      <mi mathvariant="italic">dt</mi>
    </mrow>
    <annotation encoding="StarMath 5.0">bar P = 1 over T int from 0 to T F_v(t) cdot dot x_v(t) dt</annotation>
  </semantics>
</math>
</file>

<file path=Object 3/content.xml><?xml version="1.0" encoding="utf-8"?>
<math xmlns="http://www.w3.org/1998/Math/MathML">
  <semantics>
    <mrow>
      <mover accent="true">
        <msub>
          <mi>x</mi>
          <mi>v</mi>
        </msub>
        <mo stretchy="false">˙</mo>
      </mover>
      <mrow>
        <mrow>
          <mo stretchy="false">(</mo>
          <mrow>
            <mi>t</mi>
          </mrow>
          <mo stretchy="false">)</mo>
        </mrow>
        <mo stretchy="false">=</mo>
        <mi/>
      </mrow>
    </mrow>
    <annotation encoding="StarMath 5.0">dot x_v(t) = ~</annotation>
  </semantics>
</math>
</file>

<file path=Object 4/content.xml><?xml version="1.0" encoding="utf-8"?>
<math xmlns="http://www.w3.org/1998/Math/MathML">
  <semantics>
    <mrow>
      <mrow>
        <mi>T</mi>
        <mo stretchy="false">=</mo>
        <mfrac>
          <mrow>
            <mn>2</mn>
            <mo stretchy="false">π</mo>
          </mrow>
          <msub>
            <mo stretchy="false">ω</mo>
            <mi>b</mi>
          </msub>
        </mfrac>
      </mrow>
    </mrow>
    <annotation encoding="StarMath 5.0">T = {2 %pi} over %omega_b</annotation>
  </semantics>
</math>
</file>

<file path=Object 5/content.xml><?xml version="1.0" encoding="utf-8"?>
<math xmlns="http://www.w3.org/1998/Math/MathML">
  <semantics>
    <mrow>
      <msub>
        <mi>F</mi>
        <mi>v</mi>
      </msub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∑</mo>
            <mrow>
              <mi>u</mi>
              <mo stretchy="false">=</mo>
              <mn>0</mn>
            </mrow>
            <mi>N</mi>
          </munderover>
          <mrow>
            <munderover>
              <mo stretchy="false">∑</mo>
              <mrow>
                <mi>v</mi>
                <mo stretchy="false">=</mo>
                <mn>1</mn>
              </mrow>
              <mi>Q</mi>
            </munderover>
            <mi>k</mi>
          </mrow>
        </mrow>
      </mrow>
      <mrow>
        <mo stretchy="false">(</mo>
        <mrow>
          <mi>u</mi>
          <mi>,</mi>
          <mi>v</mi>
        </mrow>
        <mo stretchy="false">)</mo>
      </mrow>
      <msubsup>
        <mo stretchy="false">ω</mo>
        <mi>b</mi>
        <mi>u</mi>
      </msubsup>
      <msub>
        <mi>X</mi>
        <mi>v</mi>
      </msub>
      <mo stretchy="false">ℜ</mo>
      <mfenced open="{" close="}">
        <mrow>
          <msup>
            <mi>j</mi>
            <mi>u</mi>
          </msup>
          <mi>exp</mi>
          <mfenced open="[" close="]">
            <mrow>
              <mi>j</mi>
              <mfenced open="(" close=")">
                <mrow>
                  <msub>
                    <mo stretchy="false">ω</mo>
                    <mi>b</mi>
                  </msub>
                  <mrow>
                    <mi>t</mi>
                    <mo stretchy="false">+</mo>
                    <msub>
                      <mo stretchy="false">δ</mo>
                      <mi>v</mi>
                    </msub>
                  </mrow>
                </mrow>
              </mfenced>
            </mrow>
          </mfenced>
        </mrow>
      </mfenced>
    </mrow>
    <annotation encoding="StarMath 5.0">F_v(t) = sum from u = 0 to N sum from v = 1 to Q k(u,v) %omega_b^u X_v Re left lbrace j^u exp left [ j left ( %omega_b t + %delta_v right ) right ] right rbrace</annotation>
  </semantics>
</math>
</file>

<file path=Object 6/content.xml><?xml version="1.0" encoding="utf-8"?>
<math xmlns="http://www.w3.org/1998/Math/MathML">
  <semantics>
    <mrow>
      <mover accent="true">
        <msub>
          <mi>x</mi>
          <mi>v</mi>
        </msub>
        <mo stretchy="false">˙</mo>
      </mover>
      <mrow>
        <mrow>
          <mo stretchy="false">(</mo>
          <mrow>
            <mi>t</mi>
          </mrow>
          <mo stretchy="false">)</mo>
        </mrow>
        <mo stretchy="false">=</mo>
        <msub>
          <mo stretchy="false">ω</mo>
          <mi>b</mi>
        </msub>
      </mrow>
      <msub>
        <mi>X</mi>
        <mi>v</mi>
      </msub>
      <mo stretchy="false">ℜ</mo>
      <mfenced open="{" close="}">
        <mrow>
          <mi>j</mi>
          <mi>exp</mi>
          <mfenced open="[" close="]">
            <mrow>
              <mi>j</mi>
              <mfenced open="(" close=")">
                <mrow>
                  <msub>
                    <mo stretchy="false">ω</mo>
                    <mi>b</mi>
                  </msub>
                  <mrow>
                    <mi>t</mi>
                    <mo stretchy="false">+</mo>
                    <msub>
                      <mo stretchy="false">δ</mo>
                      <mi>b</mi>
                    </msub>
                  </mrow>
                </mrow>
              </mfenced>
            </mrow>
          </mfenced>
        </mrow>
      </mfenced>
    </mrow>
    <annotation encoding="StarMath 5.0">dot x_v(t) = %omega_b X_v Re left lbrace j exp left [ j left ( %omega_b t + %delta_b right ) right ] right rbrace</annotation>
  </semantics>
</math>
</file>

<file path=Object 7/content.xml><?xml version="1.0" encoding="utf-8"?>
<math xmlns="http://www.w3.org/1998/Math/MathML">
  <semantics>
    <mtable>
      <mtr>
        <mtd>
          <mrow>
            <mover accent="true">
              <msub>
                <mi>x</mi>
                <mi>v</mi>
              </msub>
              <mo stretchy="false">˙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o stretchy="false">ω</mo>
                <mi>b</mi>
              </msub>
            </mrow>
            <msub>
              <mi>X</mi>
              <mi>v</mi>
            </msub>
            <mo stretchy="false">ℜ</mo>
            <mfenced open="{" close="}">
              <mrow>
                <mi>j</mi>
                <mi>exp</mi>
                <mfenced open="[" close="]">
                  <mrow>
                    <mi>j</mi>
                    <mfenced open="(" close=")">
                      <mrow>
                        <msub>
                          <mo stretchy="false">ω</mo>
                          <mi>b</mi>
                        </msub>
                        <mrow>
                          <mi>t</mi>
                          <mo stretchy="false">+</mo>
                          <msub>
                            <mo stretchy="false">δ</mo>
                            <mi>b</mi>
                          </msub>
                        </mrow>
                      </mrow>
                    </mfenced>
                  </mrow>
                </mfenced>
              </mrow>
            </mfenced>
            <mi/>
            <mo stretchy="false">⇒</mo>
          </mrow>
        </mtd>
      </mtr>
      <mtr>
        <mtd>
          <mrow/>
        </mtd>
      </mtr>
      <mtr>
        <mtd>
          <mrow>
            <mover accent="true">
              <msub>
                <mi>x</mi>
                <mi>v</mi>
              </msub>
              <mo stretchy="false">˙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o stretchy="false">ω</mo>
                <mi>b</mi>
              </msub>
            </mrow>
            <msub>
              <mi>X</mi>
              <mi>v</mi>
            </msub>
            <mo stretchy="false">ℜ</mo>
            <mfenced open="{" close="}">
              <mrow>
                <mi>j</mi>
                <mi>cos</mi>
                <mrow>
                  <mfenced open="(" close=")">
                    <mrow>
                      <msub>
                        <mo stretchy="false">ω</mo>
                        <mi>b</mi>
                      </msub>
                      <mrow>
                        <mi>t</mi>
                        <mo stretchy="false">+</mo>
                        <msub>
                          <mo stretchy="false">δ</mo>
                          <mi>v</mi>
                        </msub>
                      </mrow>
                    </mrow>
                  </mfenced>
                  <mo stretchy="false">−</mo>
                  <mi>sin</mi>
                </mrow>
                <mfenced open="(" close=")">
                  <mrow>
                    <msub>
                      <mo stretchy="false">ω</mo>
                      <mi>b</mi>
                    </msub>
                    <mrow>
                      <mi>t</mi>
                      <mo stretchy="false">+</mo>
                      <msub>
                        <mo stretchy="false">δ</mo>
                        <mi>v</mi>
                      </msub>
                    </mrow>
                  </mrow>
                </mfenced>
              </mrow>
            </mfenced>
            <mi/>
            <mo stretchy="false">⇒</mo>
          </mrow>
        </mtd>
      </mtr>
      <mtr>
        <mtd>
          <mrow/>
        </mtd>
      </mtr>
      <mtr>
        <mtd>
          <mrow>
            <mover accent="true">
              <msub>
                <mi>x</mi>
                <mi>v</mi>
              </msub>
              <mo stretchy="false">˙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−</mo>
                <msub>
                  <mo stretchy="false">ω</mo>
                  <mi>b</mi>
                </msub>
              </mrow>
            </mrow>
            <msub>
              <mi>X</mi>
              <mi>v</mi>
            </msub>
            <mi>sin</mi>
            <mfenced open="(" close=")">
              <mrow>
                <msub>
                  <mo stretchy="false">ω</mo>
                  <mi>b</mi>
                </msub>
                <mrow>
                  <mi>t</mi>
                  <mo stretchy="false">+</mo>
                  <msub>
                    <mo stretchy="false">δ</mo>
                    <mi>v</mi>
                  </msub>
                </mrow>
              </mrow>
            </mfenced>
          </mrow>
        </mtd>
      </mtr>
    </mtable>
    <annotation encoding="StarMath 5.0">dot x_v(t) = %omega_b X_v Re left lbrace j exp left [ j left ( %omega_b t + %delta_b right ) right ] right rbrace  ~ drarrow

newline
newline 

dot x_v(t) = %omega_b X_v Re left lbrace j cos left (%omega_b t + %delta_v right ) - sin left ( %omega_b t + %delta_v right ) right rbrace ~ drarrow

newline
newline

dot x_v(t) = - %omega_b X_v sin left ( %omega_b t + %delta_v right )</annotation>
  </semantics>
</math>
</file>

<file path=Object 8/content.xml><?xml version="1.0" encoding="utf-8"?>
<math xmlns="http://www.w3.org/1998/Math/MathML">
  <semantics>
    <mtable>
      <mtr>
        <mtd>
          <mrow>
            <msub>
              <mi>F</mi>
              <mi>v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underover>
                  <mo stretchy="false">∑</mo>
                  <mtable>
                    <mtr>
                      <mtd>
                        <mrow>
                          <mrow>
                            <mi>u</mi>
                            <mo stretchy="false">=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i mathvariant="italic">odd</mi>
                        </mrow>
                      </mtd>
                    </mtr>
                  </mtable>
                  <mi>N</mi>
                </munderover>
                <mrow>
                  <munderover>
                    <mo stretchy="false">∑</mo>
                    <mrow>
                      <mi>v</mi>
                      <mo stretchy="false">=</mo>
                      <mn>1</mn>
                    </mrow>
                    <mi>Q</mi>
                  </munderover>
                  <mi>k</mi>
                </mrow>
              </mrow>
            </mrow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o stretchy="false">ω</mo>
              <mi>b</mi>
              <mi>u</mi>
            </msubsup>
            <msub>
              <mi>X</mi>
              <mi>v</mi>
            </msub>
            <mo stretchy="false">ℜ</mo>
            <mfenced open="{" close="}">
              <mrow>
                <msup>
                  <mi>j</mi>
                  <mi>u</mi>
                </msup>
                <mi>exp</mi>
                <mfenced open="[" close="]">
                  <mrow>
                    <mi>j</mi>
                    <mfenced open="(" close=")">
                      <mrow>
                        <msub>
                          <mo stretchy="false">ω</mo>
                          <mi>b</mi>
                        </msub>
                        <mrow>
                          <mi>t</mi>
                          <mo stretchy="false">+</mo>
                          <msub>
                            <mo stretchy="false">δ</mo>
                            <mi>v</mi>
                          </msub>
                        </mrow>
                      </mrow>
                    </mfenced>
                  </mrow>
                </mfenced>
              </mrow>
            </mfenced>
            <mi/>
            <mo stretchy="false">⇒</mo>
          </mrow>
        </mtd>
      </mtr>
      <mtr>
        <mtd>
          <mrow/>
        </mtd>
      </mtr>
      <mtr>
        <mtd>
          <mrow>
            <msub>
              <mi>F</mi>
              <mi>v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underover>
                  <mo stretchy="false">∑</mo>
                  <mtable>
                    <mtr>
                      <mtd>
                        <mrow>
                          <mrow>
                            <mi>u</mi>
                            <mo stretchy="false">=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i mathvariant="italic">odd</mi>
                        </mrow>
                      </mtd>
                    </mtr>
                  </mtable>
                  <mi>N</mi>
                </munderover>
                <mrow>
                  <munderover>
                    <mo stretchy="false">∑</mo>
                    <mrow>
                      <mi>v</mi>
                      <mo stretchy="false">=</mo>
                      <mn>1</mn>
                    </mrow>
                    <mi>Q</mi>
                  </munderover>
                  <mi>k</mi>
                </mrow>
              </mrow>
            </mrow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o stretchy="false">ω</mo>
              <mi>b</mi>
              <mi>u</mi>
            </msubsup>
            <msub>
              <mi>X</mi>
              <mi>v</mi>
            </msub>
            <mo stretchy="false">ℜ</mo>
            <mfenced open="{" close="}">
              <mrow>
                <mi>j</mi>
                <mi>cos</mi>
                <mrow>
                  <mfenced open="(" close=")">
                    <mrow>
                      <msub>
                        <mo stretchy="false">ω</mo>
                        <mi>b</mi>
                      </msub>
                      <mrow>
                        <mi>t</mi>
                        <mo stretchy="false">+</mo>
                        <msub>
                          <mo stretchy="false">δ</mo>
                          <mi>v</mi>
                        </msub>
                      </mrow>
                    </mrow>
                  </mfenced>
                  <mo stretchy="false">−</mo>
                  <mi>sin</mi>
                </mrow>
                <mfenced open="(" close=")">
                  <mrow>
                    <msub>
                      <mo stretchy="false">ω</mo>
                      <mi>b</mi>
                    </msub>
                    <mrow>
                      <mi>t</mi>
                      <mo stretchy="false">+</mo>
                      <msub>
                        <mo stretchy="false">δ</mo>
                        <mi>v</mi>
                      </msub>
                    </mrow>
                  </mrow>
                </mfenced>
              </mrow>
            </mfenced>
            <mi/>
            <mo stretchy="false">⇒</mo>
          </mrow>
        </mtd>
      </mtr>
      <mtr>
        <mtd>
          <mrow/>
        </mtd>
      </mtr>
      <mtr>
        <mtd>
          <mrow>
            <msub>
              <mi>F</mi>
              <mi>v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false">−</mo>
                <mn>1</mn>
              </mrow>
            </mrow>
            <mrow>
              <munderover>
                <mo stretchy="false">∑</mo>
                <mtable>
                  <mtr>
                    <mtd>
                      <mrow>
                        <mrow>
                          <mi>u</mi>
                          <mo stretchy="false">=</mo>
                          <mn>0</mn>
                        </mrow>
                      </mrow>
                    </mtd>
                  </mtr>
                  <mtr>
                    <mtd>
                      <mrow>
                        <mi mathvariant="italic">odd</mi>
                      </mrow>
                    </mtd>
                  </mtr>
                </mtable>
                <mi>N</mi>
              </munderover>
              <mrow>
                <munderover>
                  <mo stretchy="false">∑</mo>
                  <mrow>
                    <mi>v</mi>
                    <mo stretchy="false">=</mo>
                    <mn>1</mn>
                  </mrow>
                  <mi>Q</mi>
                </munderover>
                <mi>k</mi>
              </mrow>
            </mrow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o stretchy="false">ω</mo>
              <mi>b</mi>
              <mi>u</mi>
            </msubsup>
            <msub>
              <mi>X</mi>
              <mi>v</mi>
            </msub>
            <mi>sin</mi>
            <mfenced open="(" close=")">
              <mrow>
                <msub>
                  <mo stretchy="false">ω</mo>
                  <mi>b</mi>
                </msub>
                <mrow>
                  <mi>t</mi>
                  <mo stretchy="false">+</mo>
                  <msub>
                    <mo stretchy="false">δ</mo>
                    <mi>v</mi>
                  </msub>
                </mrow>
              </mrow>
            </mfenced>
          </mrow>
        </mtd>
      </mtr>
    </mtable>
    <annotation encoding="StarMath 5.0">F_v(t) = sum from stack { u = 0 # odd} to N sum from v = 1 to Q k(u,v) %omega_b^u X_v Re left lbrace j^u exp left [ j left ( %omega_b t + %delta_v right ) right ] right rbrace ~ drarrow 

newline
newline

F_v(t) = sum from stack { u = 0 # odd} to N sum from v = 1 to Q k(u,v) %omega_b^u X_v Re left lbrace j cos left ( %omega_b t + %delta_v right ) - sin left ( %omega_b t + %delta_v right ) right rbrace ~ drarrow 

newline
newline

F_v(t) = -1 sum from stack { u = 0 # odd} to N sum from v = 1 to Q k(u,v) %omega_b^u X_v sin left ( %omega_b t + %delta_v right )</annotation>
  </semantics>
</math>
</file>

<file path=Object 9/content.xml><?xml version="1.0" encoding="utf-8"?>
<math xmlns="http://www.w3.org/1998/Math/MathML">
  <semantics>
    <mtable>
      <mtr>
        <mtd>
          <mrow>
            <mrow>
              <mover accent="true">
                <mi>P</mi>
                <mo stretchy="false">̄</mo>
              </mover>
              <mo stretchy="false">=</mo>
              <mfrac>
                <msub>
                  <mo stretchy="false">ω</mo>
                  <mi>b</mi>
                </msub>
                <mrow>
                  <mn>2</mn>
                  <mo stretchy="false">π</mo>
                </mrow>
              </mfrac>
            </mrow>
            <mrow>
              <munderover>
                <mo stretchy="false">∫</mo>
                <mn>0</mn>
                <mrow>
                  <mn>2</mn>
                  <mfrac>
                    <mo stretchy="false">π</mo>
                    <msub>
                      <mo stretchy="false">ω</mo>
                      <mi>b</mi>
                    </msub>
                  </mfrac>
                </mrow>
              </munderover>
              <msub>
                <mi>F</mi>
                <mi>v</mi>
              </msub>
            </mrow>
            <mrow>
              <mrow>
                <mo stretchy="false">(</mo>
                <mrow>
                  <mi>t</mi>
                </mrow>
                <mo stretchy="false">)</mo>
              </mrow>
              <mo stretchy="false">⋅</mo>
              <mover accent="true">
                <msub>
                  <mi>x</mi>
                  <mi>v</mi>
                </msub>
                <mo stretchy="false">˙</mo>
              </mover>
            </mrow>
            <mrow>
              <mo stretchy="false">(</mo>
              <mrow>
                <mi>t</mi>
              </mrow>
              <mo stretchy="false">)</mo>
            </mrow>
            <mi mathvariant="italic">dt</mi>
            <mi/>
            <mo stretchy="false">⇒</mo>
          </mrow>
        </mtd>
      </mtr>
      <mtr>
        <mtd>
          <mrow/>
        </mtd>
      </mtr>
      <mtr>
        <mtd>
          <mrow>
            <mrow>
              <mover accent="true">
                <mi>P</mi>
                <mo stretchy="false">̄</mo>
              </mover>
              <mo stretchy="false">=</mo>
              <mfrac>
                <msubsup>
                  <mo stretchy="false">ω</mo>
                  <mi>b</mi>
                  <mn>2</mn>
                </msubsup>
                <mrow>
                  <mn>2</mn>
                  <mo stretchy="false">π</mo>
                </mrow>
              </mfrac>
            </mrow>
            <mrow>
              <munderover>
                <mo stretchy="false">∑</mo>
                <mtable>
                  <mtr>
                    <mtd>
                      <mrow>
                        <mrow>
                          <mi>u</mi>
                          <mo stretchy="false">=</mo>
                          <mn>0</mn>
                        </mrow>
                      </mrow>
                    </mtd>
                  </mtr>
                  <mtr>
                    <mtd>
                      <mrow>
                        <mi mathvariant="italic">odd</mi>
                      </mrow>
                    </mtd>
                  </mtr>
                </mtable>
                <mi>N</mi>
              </munderover>
              <mrow>
                <munderover>
                  <mo stretchy="false">∑</mo>
                  <mrow>
                    <mi>v</mi>
                    <mo stretchy="false">=</mo>
                    <mn>1</mn>
                  </mrow>
                  <mi>Q</mi>
                </munderover>
                <msubsup>
                  <mi>X</mi>
                  <mi>v</mi>
                  <mn>2</mn>
                </msubsup>
              </mrow>
            </mrow>
            <msubsup>
              <mo stretchy="false">ω</mo>
              <mi>b</mi>
              <mi>u</mi>
            </msubsup>
            <mi>k</mi>
            <mrow>
              <mo stretchy="false">(</mo>
              <mrow>
                <mi>u</mi>
                <mi>,</mi>
                <mi>v</mi>
              </mrow>
              <mo stretchy="false">)</mo>
            </mrow>
            <mrow>
              <munderover>
                <mo stretchy="false">∫</mo>
                <mn>0</mn>
                <mrow>
                  <mn>2</mn>
                  <mfrac>
                    <mo stretchy="false">π</mo>
                    <msub>
                      <mo stretchy="false">ω</mo>
                      <mi>b</mi>
                    </msub>
                  </mfrac>
                </mrow>
              </munderover>
              <msup>
                <mi>sin</mi>
                <mn>2</mn>
              </msup>
            </mrow>
            <mfenced open="(" close=")">
              <mrow>
                <msub>
                  <mo stretchy="false">ω</mo>
                  <mi>b</mi>
                </msub>
                <mrow>
                  <mi>t</mi>
                  <mo stretchy="false">+</mo>
                  <msub>
                    <mo stretchy="false">δ</mo>
                    <mi>v</mi>
                  </msub>
                </mrow>
              </mrow>
            </mfenced>
            <mi mathvariant="italic">dt</mi>
            <mi/>
            <mo stretchy="false">⇒</mo>
          </mrow>
        </mtd>
      </mtr>
      <mtr>
        <mtd>
          <mrow/>
        </mtd>
      </mtr>
      <mtr>
        <mtd>
          <mrow>
            <mrow>
              <mover accent="true">
                <mi>P</mi>
                <mo stretchy="false">̄</mo>
              </mover>
              <mo stretchy="false">=</mo>
              <mfrac>
                <msubsup>
                  <mo stretchy="false">ω</mo>
                  <mi>b</mi>
                  <mn>2</mn>
                </msubsup>
                <mrow>
                  <mn>2</mn>
                  <mo stretchy="false">π</mo>
                </mrow>
              </mfrac>
            </mrow>
            <mrow>
              <munderover>
                <mo stretchy="false">∑</mo>
                <mtable>
                  <mtr>
                    <mtd>
                      <mrow>
                        <mrow>
                          <mi>u</mi>
                          <mo stretchy="false">=</mo>
                          <mn>0</mn>
                        </mrow>
                      </mrow>
                    </mtd>
                  </mtr>
                  <mtr>
                    <mtd>
                      <mrow>
                        <mi mathvariant="italic">odd</mi>
                      </mrow>
                    </mtd>
                  </mtr>
                </mtable>
                <mi>N</mi>
              </munderover>
              <mrow>
                <munderover>
                  <mo stretchy="false">∑</mo>
                  <mrow>
                    <mi>v</mi>
                    <mo stretchy="false">=</mo>
                    <mn>1</mn>
                  </mrow>
                  <mi>Q</mi>
                </munderover>
                <msubsup>
                  <mi>X</mi>
                  <mi>v</mi>
                  <mn>2</mn>
                </msubsup>
              </mrow>
            </mrow>
            <msubsup>
              <mo stretchy="false">ω</mo>
              <mi>b</mi>
              <mi>u</mi>
            </msubsup>
            <mi>k</mi>
            <mrow>
              <mo stretchy="false">(</mo>
              <mrow>
                <mi>u</mi>
                <mi>,</mi>
                <mi>v</mi>
              </mrow>
              <mo stretchy="false">)</mo>
            </mrow>
            <mrow>
              <mrow>
                <munderover>
                  <mo stretchy="false">∫</mo>
                  <mn>0</mn>
                  <mrow>
                    <mn>2</mn>
                    <mfrac>
                      <mo stretchy="false">π</mo>
                      <msub>
                        <mo stretchy="false">ω</mo>
                        <mi>b</mi>
                      </msub>
                    </mfrac>
                  </mrow>
                </munderover>
                <mrow>
                  <mfrac>
                    <mn>1</mn>
                    <mn>2</mn>
                  </mfrac>
                </mrow>
              </mrow>
              <mo stretchy="false">−</mo>
              <mfrac>
                <mrow>
                  <mi>cos</mi>
                  <mfenced open="(" close=")">
                    <mrow>
                      <mn>2</mn>
                      <msub>
                        <mo stretchy="false">ω</mo>
                        <mi>b</mi>
                      </msub>
                      <mrow>
                        <mi>t</mi>
                        <mo stretchy="false">+</mo>
                        <mn>2</mn>
                      </mrow>
                      <msub>
                        <mo stretchy="false">δ</mo>
                        <mi>v</mi>
                      </msub>
                    </mrow>
                  </mfenced>
                </mrow>
                <mn>2</mn>
              </mfrac>
            </mrow>
            <mi mathvariant="italic">dt</mi>
            <mi/>
            <mo stretchy="false">⇒</mo>
          </mrow>
        </mtd>
      </mtr>
      <mtr>
        <mtd>
          <mrow/>
        </mtd>
      </mtr>
      <mtr>
        <mtd>
          <mrow>
            <mrow>
              <mover accent="true">
                <mi>P</mi>
                <mo stretchy="false">̄</mo>
              </mover>
              <mo stretchy="false">=</mo>
              <mfrac>
                <msubsup>
                  <mo stretchy="false">ω</mo>
                  <mi>b</mi>
                  <mn>2</mn>
                </msubsup>
                <mrow>
                  <mn>2</mn>
                  <mo stretchy="false">π</mo>
                </mrow>
              </mfrac>
            </mrow>
            <mrow>
              <munderover>
                <mo stretchy="false">∑</mo>
                <mtable>
                  <mtr>
                    <mtd>
                      <mrow>
                        <mrow>
                          <mi>u</mi>
                          <mo stretchy="false">=</mo>
                          <mn>0</mn>
                        </mrow>
                      </mrow>
                    </mtd>
                  </mtr>
                  <mtr>
                    <mtd>
                      <mrow>
                        <mi mathvariant="italic">odd</mi>
                      </mrow>
                    </mtd>
                  </mtr>
                </mtable>
                <mi>N</mi>
              </munderover>
              <mrow>
                <munderover>
                  <mo stretchy="false">∑</mo>
                  <mrow>
                    <mi>v</mi>
                    <mo stretchy="false">=</mo>
                    <mn>1</mn>
                  </mrow>
                  <mi>Q</mi>
                </munderover>
                <msubsup>
                  <mi>X</mi>
                  <mi>v</mi>
                  <mn>2</mn>
                </msubsup>
              </mrow>
            </mrow>
            <msubsup>
              <mo stretchy="false">ω</mo>
              <mi>b</mi>
              <mi>u</mi>
            </msubsup>
            <mi>k</mi>
            <mrow>
              <mo stretchy="false">(</mo>
              <mrow>
                <mi>u</mi>
                <mi>,</mi>
                <mi>v</mi>
              </mrow>
              <mo stretchy="false">)</mo>
            </mrow>
            <msubsup>
              <mfenced open="[" close="]">
                <mrow>
                  <mrow>
                    <mfrac>
                      <mi>t</mi>
                      <mn>2</mn>
                    </mfrac>
                    <mo stretchy="false">−</mo>
                    <mfrac>
                      <mrow>
                        <mi>sin</mi>
                        <mfenced open="(" close=")">
                          <mrow>
                            <mn>2</mn>
                            <msub>
                              <mo stretchy="false">ω</mo>
                              <mi>b</mi>
                            </msub>
                            <mrow>
                              <mi>t</mi>
                              <mo stretchy="false">+</mo>
                              <mn>2</mn>
                            </mrow>
                            <msub>
                              <mo stretchy="false">δ</mo>
                              <mi>v</mi>
                            </msub>
                          </mrow>
                        </mfenced>
                      </mrow>
                      <mrow>
                        <mn>2</mn>
                        <msub>
                          <mo stretchy="false">ω</mo>
                          <mi>b</mi>
                        </msub>
                      </mrow>
                    </mfrac>
                  </mrow>
                </mrow>
              </mfenced>
              <mn>0</mn>
              <mrow>
                <mn>2</mn>
                <mfrac>
                  <mo stretchy="false">π</mo>
                  <msub>
                    <mo stretchy="false">ω</mo>
                    <mi>b</mi>
                  </msub>
                </mfrac>
              </mrow>
            </msubsup>
          </mrow>
        </mtd>
      </mtr>
    </mtable>
    <annotation encoding="StarMath 5.0">bar P = %omega_b over {2 %pi} int from 0 to {2 %pi over %omega_b} F_v(t) cdot dot x_v(t) dt ~ drarrow

newline
newline

bar P = %omega_b^2 over {2 %pi} sum from stack {u = 0 # odd} to N sum from v = 1 to Q X_v^2 %omega_b^u k(u,v) int from 0 to {2 %pi over %omega_b} sin^2 left ( %omega_b t + %delta_v right ) dt ~ drarrow

newline
newline

bar P = %omega_b^2 over {2 %pi} sum from stack {u = 0 # odd} to N sum from v = 1 to Q X_v^2 %omega_b^u k(u,v) int from 0 to {2 %pi over %omega_b} {1 over 2} - {cos left ( 2 %omega_b t + 2 %delta_v right )} over 2 dt ~ drarrow

newline
newline

bar P = %omega_b^2 over {2 %pi} sum from stack {u = 0 # odd} to N sum from v = 1 to Q X_v^2 %omega_b^u k(u,v) left [ t over 2 - {sin left ( 2 %omega_b t + 2 %delta_v right )} over {2 %omega_b} right ]_0 ^{2 %pi over %omega_b}</annotation>
  </semantics>
</math>
</file>